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80000001267ACE9BAD2150B4F.png" manifest:media-type="image/png"/>
  <manifest:file-entry manifest:full-path="Pictures/10003AD20000042B000001D8751635DCB381FA6E.svg" manifest:media-type="image/svg+xml"/>
  <manifest:file-entry manifest:full-path="Pictures/10000201000000280000000E8F51D5EF6303568D.png" manifest:media-type="image/png"/>
  <manifest:file-entry manifest:full-path="Pictures/100025780000042900000174FD20E2AC160B3231.svg" manifest:media-type="image/svg+xml"/>
  <manifest:file-entry manifest:full-path="Pictures/10000201000000200000000C27BC202CDA150A5A.png" manifest:media-type="image/png"/>
  <manifest:file-entry manifest:full-path="Pictures/10001C1A0000035400000144B643F80ED81ED1A3.svg" manifest:media-type="image/svg+xml"/>
  <manifest:file-entry manifest:full-path="Pictures/100002010000049E00000505AFC9006D403B2E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20.197cm" fo:min-width="19.97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81cm" svg:stroke-color="#0000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81d41a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color="#191919" draw:fill-color="#191919" draw:textarea-horizontal-align="justify" draw:textarea-vertical-align="middle" draw:auto-grow-height="false" fo:min-height="0.29cm" fo:min-width="0cm"/>
    </style:style>
    <style:style style:name="gr7" style:family="graphic" style:parent-style-name="objectwithoutfill">
      <style:graphic-properties svg:stroke-width="0.081cm" svg:stroke-color="#ffff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0.479cm" svg:height="20.447cm" svg:x="-0.159cm" svg:y="-0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69cm" svg:height="20.319cm" svg:x="0.487cm" svg:y="-0.254cm">
          <draw:image xlink:href="Pictures/100002010000049E00000505AFC9006D403B2E51.png" xlink:type="simple" xlink:show="embed" xlink:actuate="onLoad" loext:mime-type="image/png">
            <text:p/>
          </draw:image>
        </draw:frame>
        <draw:line draw:style-name="gr3" draw:text-style-name="P3" draw:layer="layout" svg:x1="6.35cm" svg:y1="16.51cm" svg:x2="10.668cm" svg:y2="17.018cm">
          <text:p/>
        </draw:line>
        <draw:line draw:style-name="gr4" draw:text-style-name="P3" draw:layer="layout" svg:x1="6.33cm" svg:y1="16.51cm" svg:x2="5.969cm" svg:y2="19.932cm">
          <text:p/>
        </draw:line>
        <draw:line draw:style-name="gr5" draw:text-style-name="P3" draw:layer="layout" svg:x1="6.223cm" svg:y1="16.51cm" svg:x2="9.445cm" svg:y2="15.126cm">
          <text:p/>
        </draw:line>
        <draw:line draw:style-name="gr4" draw:text-style-name="P3" draw:layer="layout" svg:x1="6.604cm" svg:y1="9.398cm" svg:x2="9.525cm" svg:y2="11.176cm">
          <text:p/>
        </draw:line>
        <draw:line draw:style-name="gr5" draw:text-style-name="P3" draw:layer="layout" svg:x1="6.604cm" svg:y1="9.385cm" svg:x2="10.541cm" svg:y2="8.382cm">
          <text:p/>
        </draw:line>
        <draw:line draw:style-name="gr3" draw:text-style-name="P3" draw:layer="layout" svg:x1="6.477cm" svg:y1="9.398cm" svg:x2="8.509cm" svg:y2="5.842cm">
          <text:p/>
        </draw:line>
        <draw:custom-shape draw:style-name="gr6" draw:text-style-name="P1" xml:id="id2" draw:id="id2" draw:layer="layout" svg:width="0.635cm" svg:height="0.762cm" svg:x="10.16cm" svg:y="9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" draw:id="id1" draw:layer="layout" svg:width="0.635cm" svg:height="0.762cm" svg:x="10.795cm" svg:y="16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draw:line-skew="2.361cm 1.647cm" svg:x1="11.113cm" svg:y1="16.764cm" svg:x2="10.702cm" svg:y2="9.509cm" draw:start-shape="id1" draw:start-glue-point="4" draw:end-shape="id2" draw:end-glue-point="11" svg:d="M11113 16764c0-1410 915-1175 1653-2636s1297-4619-2064-4619" svg:viewBox="0 0 2625 7256">
          <text:p/>
        </draw:connector>
        <draw:frame draw:style-name="gr2" draw:text-style-name="P2" draw:layer="layout" svg:width="2.83cm" svg:height="1.074cm" svg:x="7.076cm" svg:y="17.827cm">
          <draw:image xlink:href="Pictures/10001C1A0000035400000144B643F80ED81ED1A3.svg" xlink:type="simple" xlink:show="embed" xlink:actuate="onLoad" loext:mime-type="image/svg+xml">
            <text:p/>
          </draw:image>
          <draw:image xlink:href="Pictures/10000201000000200000000C27BC202CDA150A5A.png" xlink:type="simple" xlink:show="embed" xlink:actuate="onLoad" loext:mime-type="image/png"/>
          <svg:title>TexMaths</svg:title>
          <svg:desc>14§display§\textcolor{white}{\mathcal{F}_{DHi}}§svg§600§TRUE§</svg:desc>
        </draw:frame>
        <draw:frame draw:style-name="gr2" draw:text-style-name="P2" draw:layer="layout" svg:width="3.646cm" svg:height="1.27cm" svg:x="8.66cm" svg:y="11.684cm">
          <draw:image xlink:href="Pictures/100025780000042900000174FD20E2AC160B3231.svg" xlink:type="simple" xlink:show="embed" xlink:actuate="onLoad" loext:mime-type="image/svg+xml">
            <text:p/>
          </draw:image>
          <draw:image xlink:href="Pictures/10000201000000280000000E8F51D5EF6303568D.png" xlink:type="simple" xlink:show="embed" xlink:actuate="onLoad" loext:mime-type="image/png"/>
          <svg:title>TexMaths</svg:title>
          <svg:desc>14§display§\textcolor{white}{\mathcal{F}_{obj,k,i}}§svg§600§TRUE§</svg:desc>
        </draw:frame>
        <draw:frame draw:style-name="gr8" draw:text-style-name="P4" draw:layer="layout" svg:width="3.133cm" svg:height="1.384cm" svg:x="13.64cm" svg:y="12.462cm">
          <draw:image xlink:href="Pictures/10003AD20000042B000001D8751635DCB381FA6E.svg" xlink:type="simple" xlink:show="embed" xlink:actuate="onLoad" loext:mime-type="image/svg+xml">
            <text:p/>
          </draw:image>
          <draw:image xlink:href="Pictures/10000201000000280000001267ACE9BAD2150B4F.png" xlink:type="simple" xlink:show="embed" xlink:actuate="onLoad" loext:mime-type="image/png"/>
          <svg:title>TexMaths</svg:title>
          <svg:desc>14§display§\textcolor{white}{T_{DHi}^{obj,k,i}}§svg§600§TRU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5T21:49:29.641241300</dc:date>
    <meta:editing-duration>PT16M16S</meta:editing-duration>
    <meta:editing-cycles>6</meta:editing-cycles>
    <meta:generator>LibreOffice/6.4.7.2$Linux_X86_64 LibreOffice_project/40$Build-2</meta:generator>
    <meta:document-statistic meta:object-count="14"/>
  </office:meta>
</office:document-meta>
</file>